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Preformatted_20_Text">
    </style:style>
    <style:style style:name="P6" style:family="paragraph" style:parent-style-name="Quotations">
      <style:paragraph-properties fo:margin-left="0.5in" fo:margin-right="0in" fo:text-indent="0in" style:auto-text-indent="false"/>
    </style:style>
  </office:automatic-styles>
  <office:body>
    <office:text>
      <text:p text:style-name="Title">Article Title</text:p>
      <text:p text:style-name="Author">Author</text:p>
      <text:p text:style-name="Date">Dec 31, 2016</text:p>
      <text:h text:style-name="Heading_20_1" text:outline-level="1">Heading 1</text:h>
      <text:p text:style-name="First_20_paragraph">Lorem ipsum dolor sit amet, consectetur adipisicing elit, sed do eiusmod tempor incididunt ut labore et dolore magna aliqua. Ut enim ad minim veniam, quis nostrud exercitation ullamco laboris nisi ut aliquip ex ea commodo consequat (Machinist 2011). Duis aute irure dolor in reprehenderit in voluptate velit esse cillum dolore eu fugiat nulla pariatur. Excepteur sint occaecat cupidatat non proident, sunt in culpa qui officia deserunt mollit anim id est laborum.<text:note text:id="ftn0" text:note-class="footnote"><text:note-citation>1</text:note-citation><text:note-body><text:p text:style-name="Footnote">Excepteur sint occaecat cupidatat non proident, sunt in culpa qui officia deserunt mollit anim id est laborum (Cross 1973a). Duis aute irure dolor in reprehenderit in voluptate velit esse cillum dolore eu fugiat nulla pariatur.</text:p></text:note-body></text:note></text:p>
      <text:list text:style-name="L1">
        <text:list-item>
          <text:p text:style-name="P1">List item</text:p>
        </text:list-item>
        <text:list-item>
          <text:p text:style-name="P1">List item</text:p>
        </text:list-item>
        <text:list-item>
          <text:p text:style-name="P1">List item</text:p>
        </text:list-item>
      </text:list>
      <text:p text:style-name="First_20_paragraph">Excepteur sint occaecat cupidatat non proident, sunt in culpa qui officia deserunt mollit anim id est laborum (Cross 1973b).</text:p>
      <text:list text:style-name="L2">
        <text:list-item>
          <text:p text:style-name="P2">List item</text:p>
        </text:list-item>
        <text:list-item>
          <text:p text:style-name="P2">List item</text:p>
        </text:list-item>
        <text:list-item>
          <text:p text:style-name="P2">List item</text:p>
        </text:list-item>
      </text:list>
      <text:p text:style-name="First_20_paragraph">Duis aute irure dolor in reprehenderit in voluptate velit esse cillum dolore eu fugiat nulla pariatur.</text:p>
      <text:p text:style-name="Definition_20_Term">Definition list (term) (VanderKam 2010, 245)</text:p>
      <text:p text:style-name="Definition_20_Definition">Definition list (definition)</text:p>
      <text:p text:style-name="Definition_20_Term">Definition list (term #2)</text:p>
      <text:p text:style-name="Definition_20_Definition">Definition list (definition #2)</text:p>
      <text:h text:style-name="Heading_20_2" text:outline-level="2">Heading 2</text:h>
      <text:p text:style-name="First_20_paragraph">Lorem ipsum dolor sit amet, consectetur adipisicing elit, sed do eiusmod tempor incididunt ut labore et dolore magna aliqua. Ut enim ad minim veniam, quis nostrud exercitation ullamco laboris nisi ut aliquip ex ea commodo consequat.</text:p>
      <text:list text:style-name="L3">
        <text:list-item>
          <text:p text:style-name="P3">List item</text:p>
        </text:list-item>
        <text:list-item>
          <text:p text:style-name="P3">List item</text:p>
        </text:list-item>
        <text:list-item>
          <text:p text:style-name="P3">List item</text:p>
        </text:list-item>
      </text:list>
      <text:p text:style-name="First_20_paragraph">Excepteur sint occaecat cupidatat non proident, sunt in culpa qui officia deserunt mollit anim id est laborum (Cross 1973b).</text:p>
      <text:list text:style-name="L4">
        <text:list-item>
          <text:p text:style-name="P4">List item</text:p>
        </text:list-item>
        <text:list-item>
          <text:p text:style-name="P4">List item</text:p>
        </text:list-item>
        <text:list-item>
          <text:p text:style-name="P4">List item</text:p>
        </text:list-item>
      </text:list>
      <text:h text:style-name="Heading_20_3" text:outline-level="3">Heading 3</text:h>
      <text:p text:style-name="First_20_paragraph">Duis aute irure dolor in reprehenderit in voluptate velit esse cillum dolore eu fugiat nulla pariatur. Excepteur sint occaecat cupidatat non proident, sunt in culpa qui officia deserunt mollit anim id est laborum.</text:p>
      <text:p text:style-name="P5">Source Code: sed do eiusmod tempor incididunt ut labore et dolore magna aliqua. Ut enim ad minim veniam, quis nostrud exercitation ullamco laboris nisi ut aliquip ex ea commodo consequat.</text:p>
      <text:p text:style-name="First_20_paragraph">Excepteur sint occaecat cupidatat non proident, sunt in culpa qui officia deserunt mollit anim id est laborum.</text:p>
      <text:p text:style-name="P6">Block Quote: sed do eiusmod tempor incididunt ut labore et dolore magna aliqua. Ut enim ad minim veniam, quis nostrud exercitation ullamco laboris nisi ut aliquip ex ea commodo consequat.</text:p>
      <text:p text:style-name="First_20_paragraph">Excepteur sint occaecat cupidatat non proident, sunt in culpa qui officia deserunt mollit anim id est laborum.</text:p>
      <text:h text:style-name="Heading_20_4" text:outline-level="4">Heading 4</text:h>
      <text:p text:style-name="First_20_paragraph">Lorem ipsum dolor sit amet, consectetur adipisicing elit, sed do eiusmod tempor incididunt ut labore et dolore magna aliqua. Ut enim ad minim veniam, quis nostrud exercitation ullamco laboris nisi ut aliquip ex ea commodo consequat.</text:p>
      <text:h text:style-name="Heading_20_5" text:outline-level="5">Heading 5</text:h>
      <text:p text:style-name="First_20_paragraph">Duis aute irure dolor in reprehenderit in voluptate velit esse cillum dolore eu fugiat nulla pariatur. Excepteur sint occaecat cupidatat non proident, sunt in culpa qui officia deserunt mollit anim id est laborum.</text:p>
      <text:h text:style-name="Heading_20_6" text:outline-level="6">Heading 6</text:h>
      <text:p text:style-name="First_20_paragraph">Lorem ipsum dolor sit amet, consectetur adipisicing elit, sed do eiusmod tempor incididunt ut labore et dolore magna aliqua. Ut enim ad minim veniam, quis nostrud exercitation ullamco laboris nisi ut aliquip ex ea commodo consequat.</text:p>
      <text:h text:style-name="Heading_20_1" text:outline-level="1">Bibliography</text:h>
      <text:p text:style-name="First_20_paragraph">Cross, Frank Moore. 1973a. <text:span text:style-name="T1">Canaanite Myth and Hebrew Epic: Essays in the History of the Religion of Israel</text:span>. Cambridge, Mass.: Harvard University Press.</text:p>
      <text:p text:style-name="Text_20_body">———. 1973b. “The Themes of the Book of Kings and the Structure of the Deuteromonistic History.” In <text:span text:style-name="T1">Canaanite Myth and Hebrew Epic: Essays in the History of the Religion of Israel</text:span>, 274–89. Cambridge, Mass.: Harvard University Press.</text:p>
      <text:p text:style-name="Text_20_body">Machinist, Peter. 2011. “The <text:span text:style-name="T1">Rab šāqēh</text:span> at the Wall of Jerusalem: Israelite Identity in the Face of the Assyrian ‘Other’.” <text:span text:style-name="T1">HS</text:span> 41: 151–68.</text:p>
      <text:p text:style-name="Text_20_body">VanderKam, James C. 2010. <text:span text:style-name="T1">The Dead Sea Scrolls Today</text:span>. 2nd ed. Grand Rapids: Wm. B. Eerdm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ticle Title</dc:title>
  </office:meta>
</office:document-meta>
</file>